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f1f1f" style:font-name="Google Sans" fo:font-size="16pt" fo:letter-spacing="normal" fo:font-style="normal" fo:font-weight="bold" officeooo:rsid="00172d81" officeooo:paragraph-rsid="00199ee3" style:font-size-asian="16pt" style:font-weight-asian="bold" style:font-size-complex="16pt" style:font-weight-complex="bold"/>
    </style:style>
    <style:style style:name="P2" style:family="paragraph" style:parent-style-name="Standard">
      <style:text-properties fo:font-variant="normal" fo:text-transform="none" fo:color="#1f1f1f" style:font-name="aakar" fo:font-size="16pt" fo:letter-spacing="normal" fo:font-style="normal" fo:font-weight="normal" officeooo:rsid="00172d81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6" style:family="paragraph" style:parent-style-name="Standard" style:list-style-name="L4"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1f1f1f" style:font-name="aakar" fo:font-size="16pt" fo:letter-spacing="normal" fo:font-style="normal" fo:font-weight="normal" officeooo:rsid="00199ee3" officeooo:paragraph-rsid="00199ee3" style:font-size-asian="16pt" style:font-weight-asian="bold" style:font-size-complex="16pt" style:font-weight-complex="bold"/>
    </style:style>
    <style:style style:name="P8" style:family="paragraph" style:parent-style-name="Standard" style:list-style-name="L6">
      <style:text-properties fo:font-variant="normal" fo:text-transform="none" fo:color="#1f1f1f" style:font-name="aakar" fo:font-size="16pt" fo:letter-spacing="normal" fo:font-style="normal" fo:font-weight="normal" officeooo:rsid="00199ee3" officeooo:paragraph-rsid="00199ee3" style:font-size-asian="16pt" style:font-weight-asian="bold" style:font-size-complex="16pt" style:font-weight-complex="bold"/>
    </style:style>
    <style:style style:name="P9" style:family="paragraph" style:parent-style-name="Standard" style:list-style-name="L1" style:master-page-name="">
      <loext:graphic-properties draw:fill="none"/>
      <style:paragraph-properties fo:margin-left="1.6cm" fo:margin-right="0cm" fo:text-indent="-0.4cm" style:auto-text-indent="false" style:page-number="auto" fo:background-color="transparent">
        <style:tab-stops>
          <style:tab-stop style:position="-0.106cm"/>
        </style:tab-stops>
      </style:paragraph-properties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1.6cm" fo:margin-right="0cm" fo:text-indent="-0.4cm" style:auto-text-indent="false" fo:background-color="transparent">
        <style:tab-stops>
          <style:tab-stop style:position="-0.106cm"/>
        </style:tab-stops>
      </style:paragraph-properties>
      <style:text-properties fo:font-variant="normal" fo:text-transform="none" fo:color="#1f1f1f" style:font-name="aakar" fo:font-size="16pt" fo:letter-spacing="normal" fo:font-style="normal" fo:font-weight="normal" officeooo:rsid="00172d81" officeooo:paragraph-rsid="00199ee3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6cm"/>
        </style:tab-stops>
      </style:paragraph-properties>
      <style:text-properties fo:font-variant="normal" fo:text-transform="none" fo:color="#1f1f1f" style:font-name="Google Sans" fo:font-size="16pt" fo:letter-spacing="normal" fo:font-style="normal" fo:font-weight="bold" officeooo:rsid="00174a56" officeooo:paragraph-rsid="00199ee3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1f1f1f" style:font-name="Google Sans" fo:font-size="16pt" fo:letter-spacing="normal" fo:font-style="normal" fo:font-weight="normal" officeooo:rsid="00172d81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1f1f1f" style:font-name="Google Sans" fo:font-size="16pt" fo:letter-spacing="normal" fo:font-style="normal" fo:font-weight="normal" officeooo:rsid="00182d14" style:font-size-asian="16pt" style:font-weight-asian="bold" style:font-size-complex="16pt" style:font-weight-complex="bold"/>
    </style:style>
    <style:style style:name="T3" style:family="text">
      <style:text-properties officeooo:rsid="00199ee3"/>
    </style:style>
    <style:style style:name="T4" style:family="text">
      <style:text-properties style:font-name="Google Sans" officeooo:rsid="00172d8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 &amp; Experience </text:p>
      <text:p text:style-name="P2"/>
      <text:p text:style-name="P2"/>
      <text:p text:style-name="P2">1. What is your primary goal with text-to-image generation? (e.g., artistic expression, product design, social media, research)</text:p>
      <text:p text:style-name="P2"/>
      <text:list xml:id="list3367689662" text:style-name="L1">
        <text:list-item>
          <text:p text:style-name="P3">Have you previously used any AI-based image generation tools? If yes, which ones?On a scale of 1–5,</text:p>
        </text:list-item>
        <text:list-item>
          <text:p text:style-name="P3">how confident are you with prompt engineering?</text:p>
        </text:list-item>
        <text:list-item>
          <text:p text:style-name="P3">How familiar are you with terms like “negative prompt,” “seed,” or “sampling”?</text:p>
        </text:list-item>
        <text:list-item>
          <text:p text:style-name="P9">madhu lachin 4:20 PM</text:p>
        </text:list-item>
      </text:list>
      <text:p text:style-name="P10"/>
      <text:p text:style-name="P11">Pre quizzing</text:p>
      <text:p text:style-name="Standard"/>
      <text:p text:style-name="P4"><text:span text:style-name="T3">1</text:span>. Which of these best describes how GANs work?</text:p>
      <text:p text:style-name="P4"/>
      <text:list xml:id="list3377952436" text:style-name="L2">
        <text:list-item>
          <text:p text:style-name="P5">They use a prompt to create detailed images </text:p>
        </text:list-item>
        <text:list-item>
          <text:p text:style-name="P5">A generator and a discriminator play a game of creativity</text:p>
        </text:list-item>
        <text:list-item>
          <text:p text:style-name="P5">They rely on labeled image datasets only</text:p>
        </text:list-item>
        <text:list-item>
          <text:p text:style-name="P5">They remix existing photos using neural style transfer</text:p>
          <text:p text:style-name="P5"/>
        </text:list-item>
      </text:list>
      <text:p text:style-name="P4"><text:span text:style-name="T3">2</text:span>. Compared to GANs, diffusion models like Stable XL are often preferred because they…</text:p>
      <text:p text:style-name="P4"/>
      <text:list xml:id="list144889697" text:style-name="L4">
        <text:list-item>
          <text:p text:style-name="P6">Learn faster</text:p>
        </text:list-item>
        <text:list-item>
          <text:p text:style-name="P6">Produce higher-quality images with better text understanding</text:p>
        </text:list-item>
        <text:list-item>
          <text:p text:style-name="P6">Don’t need any GPU power</text:p>
        </text:list-item>
        <text:list-item>
          <text:p text:style-name="P6">Are only used in industrial design</text:p>
        </text:list-item>
      </text:list>
      <text:p text:style-name="P4"/>
      <text:p text:style-name="P7">3. What was a common challenge faced by GANs in image generation?</text:p>
      <text:p text:style-name="P7"/>
      <text:list xml:id="list3439416496" text:style-name="L6">
        <text:list-item>
          <text:p text:style-name="P8">Producing blurry or repetitive images</text:p>
        </text:list-item>
        <text:list-item>
          <text:p text:style-name="P8">Understanding long text prompts</text:p>
        </text:list-item>
        <text:list-item>
          <text:p text:style-name="P8">Editing images layer by layer</text:p>
        </text:list-item>
        <text:list-item>
          <text:p text:style-name="P8">Accessing cloud-based datasets Roboflow</text:p>
        </text:list-item>
      </text:list>
      <text:p text:style-name="P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8T16:44:29.739679890</meta:creation-date>
    <dc:date>2025-07-28T16:54:40.907434001</dc:date>
    <meta:editing-duration>PT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85" meta:character-count="1094" meta:non-whitespace-character-count="946"/>
  </office:meta>
</office:document-meta>
</file>